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];&quot; &quot;;[.I2];&quot; &quot;;[.J2];&quot; &quot;;[.K2];&quot; &quot;;[.L2])" office:value-type="string" office:string-value="no correct hairy vegetarian space" calcext:value-type="string">
            <text:p>no correct hairy vegetarian space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3];&quot; &quot;;[.I3];&quot; &quot;;[.J3];&quot; &quot;;[.K3];&quot; &quot;;[.L3])" office:value-type="string" office:string-value="another perfect ugly electric tree" calcext:value-type="string">
            <text:p>another perfect ugly electric tree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];&quot; &quot;;[.I4];&quot; &quot;;[.J4];&quot; &quot;;[.K4];&quot; &quot;;[.L4])" office:value-type="string" office:string-value="the major big vegetarian symbol" calcext:value-type="string">
            <text:p>the major big vegetarian symbol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5];&quot; &quot;;[.I5];&quot; &quot;;[.J5];&quot; &quot;;[.K5];&quot; &quot;;[.L5])" office:value-type="string" office:string-value="a major generous emotional symbol" calcext:value-type="string">
            <text:p>a major generous emotional symbol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6];&quot; &quot;;[.I6];&quot; &quot;;[.J6];&quot; &quot;;[.K6];&quot; &quot;;[.L6])" office:value-type="string" office:string-value="a 0 hairy religious plan" calcext:value-type="string">
            <text:p>a 0 hairy religious pla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7];&quot; &quot;;[.I7];&quot; &quot;;[.J7];&quot; &quot;;[.K7];&quot; &quot;;[.L7])" office:value-type="string" office:string-value="no rare long religious food" calcext:value-type="string">
            <text:p>no rare long religious food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8];&quot; &quot;;[.I8];&quot; &quot;;[.J8];&quot; &quot;;[.K8];&quot; &quot;;[.L8])" office:value-type="string" office:string-value="my basic yellow medical plan" calcext:value-type="string">
            <text:p>my basic yellow medical plan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9];&quot; &quot;;[.I9];&quot; &quot;;[.J9];&quot; &quot;;[.K9];&quot; &quot;;[.L9])" office:value-type="string" office:string-value="no important? big wooden world" calcext:value-type="string">
            <text:p>no important? big wooden world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10];&quot; &quot;;[.I10];&quot; &quot;;[.J10];&quot; &quot;;[.K10];&quot; &quot;;[.L10])" office:value-type="string" office:string-value="no other fast emotional space" calcext:value-type="string">
            <text:p>no other fast emotional space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11];&quot; &quot;;[.I11];&quot; &quot;;[.J11];&quot; &quot;;[.K11];&quot; &quot;;[.L11])" office:value-type="string" office:string-value="another partial broken preventative man" calcext:value-type="string">
            <text:p>another partial broken preventative man</text:p>
          </table:table-cell>
        </table:table-row>
        <table:table-row table:style-name="ro1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2];&quot; &quot;;[.I12];&quot; &quot;;[.J12];&quot; &quot;;[.K12];&quot; &quot;;[.L12])" office:value-type="string" office:string-value="my real wealthy religious color" calcext:value-type="string">
            <text:p>my real wealthy religious color</text:p>
          </table:table-cell>
        </table:table-row>
        <table:table-row table:style-name="ro1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3];&quot; &quot;;[.I13];&quot; &quot;;[.J13];&quot; &quot;;[.K13];&quot; &quot;;[.L13])" office:value-type="string" office:string-value="the 0 emotional wooden color" calcext:value-type="string">
            <text:p>the 0 emotional wooden color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 table:number-columns-repeated="4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14];&quot; &quot;;[.I14];&quot; &quot;;[.J14];&quot; &quot;;[.K14];&quot; &quot;;[.L14])" office:value-type="string" office:string-value="those best wealthy religious symbol" calcext:value-type="string">
            <text:p>those best wealthy religious symbol</text:p>
          </table:table-cell>
        </table:table-row>
        <table:table-row table:style-name="ro1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15];&quot; &quot;;[.I15];&quot; &quot;;[.J15];&quot; &quot;;[.K15];&quot; &quot;;[.L15])" office:value-type="string" office:string-value="those perfect big local house" calcext:value-type="string">
            <text:p>those perfect big local house</text:p>
          </table:table-cell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16];&quot; &quot;;[.I16];&quot; &quot;;[.J16];&quot; &quot;;[.K16];&quot; &quot;;[.L16])" office:value-type="string" office:string-value="a basic dangerous religious device" calcext:value-type="string">
            <text:p>a basic dangerous religious device</text:p>
          </table:table-cell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17];&quot; &quot;;[.I17];&quot; &quot;;[.J17];&quot; &quot;;[.K17];&quot; &quot;;[.L17])" office:value-type="string" office:string-value="a rare horrendous public symbol" calcext:value-type="string">
            <text:p>a rare horrendous public symbol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lovely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18];&quot; &quot;;[.I18];&quot; &quot;;[.J18];&quot; &quot;;[.K18];&quot; &quot;;[.L18])" office:value-type="string" office:string-value="the partial round emotional space" calcext:value-type="string">
            <text:p>the partial round emotional spa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ous</text:p>
          </table:table-cell>
          <table:table-cell table:number-columns-repeated="4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19];&quot; &quot;;[.I19];&quot; &quot;;[.J19];&quot; &quot;;[.K19];&quot; &quot;;[.L19])" office:value-type="string" office:string-value="those important? generous federal food" calcext:value-type="string">
            <text:p>those important? generous federal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20];&quot; &quot;;[.I20];&quot; &quot;;[.J20];&quot; &quot;;[.K20];&quot; &quot;;[.L20])" office:value-type="string" office:string-value="no original big local house" calcext:value-type="string">
            <text:p>no original big local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21];&quot; &quot;;[.I21];&quot; &quot;;[.J21];&quot; &quot;;[.K21];&quot; &quot;;[.L21])" office:value-type="string" office:string-value="those rare big Canadian device" calcext:value-type="string">
            <text:p>those rare big Canadian dev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2];&quot; &quot;;[.I22];&quot; &quot;;[.J22];&quot; &quot;;[.K22];&quot; &quot;;[.L22])" office:value-type="string" office:string-value="any average emotional federal space" calcext:value-type="string">
            <text:p>any average emotional feder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3];&quot; &quot;;[.I23];&quot; &quot;;[.J23];&quot; &quot;;[.K23];&quot; &quot;;[.L23])" office:value-type="string" office:string-value="the average big preventative space" calcext:value-type="string">
            <text:p>the average big preventative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24];&quot; &quot;;[.I24];&quot; &quot;;[.J24];&quot; &quot;;[.K24];&quot; &quot;;[.L24])" office:value-type="string" office:string-value="those other big wooden color" calcext:value-type="string">
            <text:p>those other big wooden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25];&quot; &quot;;[.I25];&quot; &quot;;[.J25];&quot; &quot;;[.K25];&quot; &quot;;[.L25])" office:value-type="string" office:string-value="another other horrendous religious one" calcext:value-type="string">
            <text:p>another other horrendous religious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26];&quot; &quot;;[.I26];&quot; &quot;;[.J26];&quot; &quot;;[.K26];&quot; &quot;;[.L26])" office:value-type="string" office:string-value="any other yellow Canadian rock" calcext:value-type="string">
            <text:p>any other yellow Canadian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27];&quot; &quot;;[.I27];&quot; &quot;;[.J27];&quot; &quot;;[.K27];&quot; &quot;;[.L27])" office:value-type="string" office:string-value="the usual generous emotional man" calcext:value-type="string">
            <text:p>the usual generous emotional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28];&quot; &quot;;[.I28];&quot; &quot;;[.J28];&quot; &quot;;[.K28];&quot; &quot;;[.L28])" office:value-type="string" office:string-value="any other friendly religious plan" calcext:value-type="string">
            <text:p>any other friendly religious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29];&quot; &quot;;[.I29];&quot; &quot;;[.J29];&quot; &quot;;[.K29];&quot; &quot;;[.L29])" office:value-type="string" office:string-value="any major ugly public plan" calcext:value-type="string">
            <text:p>any major ugly public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30];&quot; &quot;;[.I30];&quot; &quot;;[.J30];&quot; &quot;;[.K30];&quot; &quot;;[.L30])" office:value-type="string" office:string-value="many partial ugly federal plan" calcext:value-type="string">
            <text:p>many partial ugly federal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31];&quot; &quot;;[.I31];&quot; &quot;;[.J31];&quot; &quot;;[.K31];&quot; &quot;;[.L31])" office:value-type="string" office:string-value="any other dangerous emotional house" calcext:value-type="string">
            <text:p>any other dangerous emotional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32];&quot; &quot;;[.I32];&quot; &quot;;[.J32];&quot; &quot;;[.K32];&quot; &quot;;[.L32])" office:value-type="string" office:string-value="another wrong horrendous federal man" calcext:value-type="string">
            <text:p>another wrong horrendous federal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33];&quot; &quot;;[.I33];&quot; &quot;;[.J33];&quot; &quot;;[.K33];&quot; &quot;;[.L33])" office:value-type="string" office:string-value="many basic wealthy federal tree" calcext:value-type="string">
            <text:p>many basic wealthy federal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34];&quot; &quot;;[.I34];&quot; &quot;;[.J34];&quot; &quot;;[.K34];&quot; &quot;;[.L34])" office:value-type="string" office:string-value="those major lumpy public plan" calcext:value-type="string">
            <text:p>those major lumpy public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5];&quot; &quot;;[.I35];&quot; &quot;;[.J35];&quot; &quot;;[.K35];&quot; &quot;;[.L35])" office:value-type="string" office:string-value="another permanent dangerous Canadian food" calcext:value-type="string">
            <text:p>another permanent dangerous Canadia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36];&quot; &quot;;[.I36];&quot; &quot;;[.J36];&quot; &quot;;[.K36];&quot; &quot;;[.L36])" office:value-type="string" office:string-value="any perfect dangerous vegetarian house" calcext:value-type="string">
            <text:p>any perfect dangerous vegetarian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37];&quot; &quot;;[.I37];&quot; &quot;;[.J37];&quot; &quot;;[.K37];&quot; &quot;;[.L37])" office:value-type="string" office:string-value="no real horrendous Canadian symbol" calcext:value-type="string">
            <text:p>no real horrendous Canadian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38];&quot; &quot;;[.I38];&quot; &quot;;[.J38];&quot; &quot;;[.K38];&quot; &quot;;[.L38])" office:value-type="string" office:string-value="no 0 lumpy Canadian parade" calcext:value-type="string">
            <text:p>no 0 lumpy Canadian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39];&quot; &quot;;[.I39];&quot; &quot;;[.J39];&quot; &quot;;[.K39];&quot; &quot;;[.L39])" office:value-type="string" office:string-value="those 0 stubborn local device" calcext:value-type="string">
            <text:p>those 0 stubborn local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0];&quot; &quot;;[.I40];&quot; &quot;;[.J40];&quot; &quot;;[.K40];&quot; &quot;;[.L40])" office:value-type="string" office:string-value="the 0 broken wooden symbol" calcext:value-type="string">
            <text:p>the 0 broken wooden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41];&quot; &quot;;[.I41];&quot; &quot;;[.J41];&quot; &quot;;[.K41];&quot; &quot;;[.L41])" office:value-type="string" office:string-value="a usual stubborn electric world" calcext:value-type="string">
            <text:p>a usual stubborn electric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42];&quot; &quot;;[.I42];&quot; &quot;;[.J42];&quot; &quot;;[.K42];&quot; &quot;;[.L42])" office:value-type="string" office:string-value="another 0 round wooden world" calcext:value-type="string">
            <text:p>another 0 round woode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3];&quot; &quot;;[.I43];&quot; &quot;;[.J43];&quot; &quot;;[.K43];&quot; &quot;;[.L43])" office:value-type="string" office:string-value="a partial generous wooden one" calcext:value-type="string">
            <text:p>a partial generous wooden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44];&quot; &quot;;[.I44];&quot; &quot;;[.J44];&quot; &quot;;[.K44];&quot; &quot;;[.L44])" office:value-type="string" office:string-value="many same friendly public color" calcext:value-type="string">
            <text:p>many same friendly public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45];&quot; &quot;;[.I45];&quot; &quot;;[.J45];&quot; &quot;;[.K45];&quot; &quot;;[.L45])" office:value-type="string" office:string-value="no rare fast local world" calcext:value-type="string">
            <text:p>no rare fast local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46];&quot; &quot;;[.I46];&quot; &quot;;[.J46];&quot; &quot;;[.K46];&quot; &quot;;[.L46])" office:value-type="string" office:string-value="a correct ugly electric parade" calcext:value-type="string">
            <text:p>a correct ugly electric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47];&quot; &quot;;[.I47];&quot; &quot;;[.J47];&quot; &quot;;[.K47];&quot; &quot;;[.L47])" office:value-type="string" office:string-value="no average generous wooden food" calcext:value-type="string">
            <text:p>no average generous woode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48];&quot; &quot;;[.I48];&quot; &quot;;[.J48];&quot; &quot;;[.K48];&quot; &quot;;[.L48])" office:value-type="string" office:string-value="my 0 big medical space" calcext:value-type="string">
            <text:p>my 0 big medical 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4-09-11T13:56:14.449000000</dc:date>
    <meta:editing-duration>PT29M59S</meta:editing-duration>
    <meta:editing-cycles>6</meta:editing-cycles>
    <meta:generator>LibreOffice/4.1.0.4$Windows_x86 LibreOffice_project/89ea49ddacd9aa532507cbf852f2bb22b1ace28</meta:generator>
    <meta:document-statistic meta:table-count="1" meta:cell-count="353" meta:object-count="0"/>
  </office:meta>
</office:document-meta>
</file>